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1" fo:font-size="12pt" fo:language="it" fo:country="IT" fo:font-weight="bold" officeooo:rsid="0003b271" officeooo:paragraph-rsid="000e5978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Ubuntu1" fo:font-size="12pt" fo:language="it" fo:country="IT" fo:font-weight="normal" officeooo:rsid="0003b271" officeooo:paragraph-rsid="000e5978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Ubuntu1" fo:font-size="12pt" fo:language="it" fo:country="IT" fo:font-weight="normal" officeooo:rsid="00057b6c" officeooo:paragraph-rsid="000e5978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Ubuntu1" fo:font-size="12pt" fo:language="it" fo:country="IT" fo:font-weight="normal" officeooo:rsid="00070d17" officeooo:paragraph-rsid="000e5978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Ubuntu1" fo:font-size="12pt" fo:language="it" fo:country="IT" fo:font-weight="normal" officeooo:rsid="000ba252" officeooo:paragraph-rsid="000e5978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Ubuntu1" fo:font-size="16pt" fo:language="it" fo:country="IT" fo:font-weight="normal" officeooo:rsid="00057b6c" officeooo:paragraph-rsid="000e5978" style:font-size-asian="14pt" style:font-weight-asian="normal" style:font-size-complex="16pt" style:font-weight-complex="normal"/>
    </style:style>
    <style:style style:name="P7" style:family="paragraph" style:parent-style-name="Standard">
      <style:text-properties style:font-name="Ubuntu1" fo:font-size="16pt" fo:language="it" fo:country="IT" fo:font-weight="normal" officeooo:rsid="000e1181" officeooo:paragraph-rsid="000e5978" style:font-size-asian="14pt" style:font-weight-asian="normal" style:font-size-complex="16pt" style:font-weight-complex="normal"/>
    </style:style>
    <style:style style:name="P8" style:family="paragraph" style:parent-style-name="Standard">
      <style:text-properties style:font-name="Ubuntu1" fo:font-size="16pt" fo:language="it" fo:country="IT" fo:font-weight="normal" officeooo:rsid="000cf0aa" officeooo:paragraph-rsid="000e5978" style:font-size-asian="14pt" style:font-weight-asian="normal" style:font-size-complex="16pt" style:font-weight-complex="normal"/>
    </style:style>
    <style:style style:name="P9" style:family="paragraph" style:parent-style-name="Standard">
      <style:text-properties style:font-name="Ubuntu1" fo:font-size="16pt" fo:language="it" fo:country="IT" fo:font-weight="normal" officeooo:rsid="0006e741" officeooo:paragraph-rsid="0011947a" style:font-size-asian="14pt" style:font-weight-asian="normal" style:font-size-complex="16pt" style:font-weight-complex="normal"/>
    </style:style>
    <style:style style:name="P10" style:family="paragraph" style:parent-style-name="Standard">
      <style:text-properties style:font-name="Ubuntu1" fo:font-size="16pt" fo:language="it" fo:country="IT" fo:font-weight="bold" officeooo:rsid="0003b271" officeooo:paragraph-rsid="000e5978" style:font-size-asian="14pt" style:font-weight-asian="bold" style:font-size-complex="16pt" style:font-weight-complex="bold"/>
    </style:style>
    <style:style style:name="P11" style:family="paragraph" style:parent-style-name="Standard">
      <style:text-properties style:font-name="Ubuntu" fo:font-size="12pt" fo:language="it" fo:country="IT" fo:font-weight="normal" officeooo:rsid="000e1181" officeooo:paragraph-rsid="000e5978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" fo:font-size="12pt" fo:language="it" fo:country="IT" fo:font-weight="normal" officeooo:rsid="000e1181" officeooo:paragraph-rsid="0003b271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Ubuntu" fo:font-size="12pt" fo:language="it" fo:country="IT" fo:font-weight="normal" officeooo:rsid="000e1181" officeooo:paragraph-rsid="000e5978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Ubuntu" fo:font-size="12pt" fo:language="it" fo:country="IT" fo:font-weight="normal" officeooo:rsid="000e5978" officeooo:paragraph-rsid="000e597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Ubuntu" fo:font-size="16pt" fo:language="it" fo:country="IT" fo:font-weight="bold" officeooo:rsid="000e5978" officeooo:paragraph-rsid="000e5978" style:font-size-asian="16pt" style:font-weight-asian="bold" style:font-size-complex="16pt" style:font-weight-complex="bold"/>
    </style:style>
    <style:style style:name="P16" style:family="paragraph" style:parent-style-name="Standard" style:list-style-name="L1">
      <style:text-properties style:font-name="Ubuntu1" fo:font-size="12pt" fo:language="it" fo:country="IT" fo:font-weight="normal" officeooo:rsid="00057b6c" officeooo:paragraph-rsid="000e5978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text-properties style:font-name="Ubuntu1" fo:font-size="12pt" fo:language="it" fo:country="IT" fo:font-weight="normal" officeooo:rsid="0006e741" officeooo:paragraph-rsid="000e5978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Ubuntu1" fo:font-size="12pt" fo:language="it" fo:country="IT" fo:font-weight="normal" officeooo:rsid="00070d17" officeooo:paragraph-rsid="0011947a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text-properties style:font-name="Ubuntu1" fo:font-size="12pt" fo:language="it" fo:country="IT" fo:font-weight="normal" officeooo:rsid="0008af0a" officeooo:paragraph-rsid="000e5978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text-properties style:font-name="Ubuntu1" fo:font-size="12pt" fo:language="it" fo:country="IT" fo:font-weight="normal" officeooo:rsid="0008a99c" officeooo:paragraph-rsid="00128911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text-properties style:font-name="Ubuntu1" fo:font-size="12pt" fo:language="it" fo:country="IT" fo:font-weight="normal" officeooo:rsid="00090684" officeooo:paragraph-rsid="000e5978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text-properties style:font-name="Ubuntu1" fo:font-size="16pt" fo:language="it" fo:country="IT" fo:font-weight="normal" officeooo:rsid="00057b6c" officeooo:paragraph-rsid="000e5978" style:font-size-asian="14pt" style:font-weight-asian="normal" style:font-size-complex="16pt" style:font-weight-complex="normal"/>
    </style:style>
    <style:style style:name="P23" style:family="paragraph" style:parent-style-name="Standard" style:list-style-name="L1">
      <style:text-properties style:font-name="Ubuntu1" fo:font-size="16pt" fo:language="it" fo:country="IT" fo:font-weight="normal" officeooo:rsid="0006e741" officeooo:paragraph-rsid="000e5978" style:font-size-asian="14pt" style:font-weight-asian="normal" style:font-size-complex="16pt" style:font-weight-complex="normal"/>
    </style:style>
    <style:style style:name="P24" style:family="paragraph" style:parent-style-name="Standard" style:list-style-name="L2">
      <style:text-properties style:font-name="Ubuntu1" fo:font-size="16pt" fo:language="it" fo:country="IT" fo:font-weight="normal" officeooo:rsid="00070d17" officeooo:paragraph-rsid="000e5978" style:font-size-asian="14pt" style:font-weight-asian="normal" style:font-size-complex="16pt" style:font-weight-complex="normal"/>
    </style:style>
    <style:style style:name="P25" style:family="paragraph" style:parent-style-name="Standard" style:list-style-name="L2">
      <style:text-properties style:font-name="Ubuntu1" fo:font-size="16pt" fo:language="it" fo:country="IT" fo:font-weight="normal" officeooo:rsid="0008a99c" officeooo:paragraph-rsid="000e5978" style:font-size-asian="14pt" style:font-weight-asian="normal" style:font-size-complex="16pt" style:font-weight-complex="normal"/>
    </style:style>
    <style:style style:name="P26" style:family="paragraph" style:parent-style-name="Standard" style:list-style-name="L2">
      <style:text-properties style:font-name="Ubuntu1" fo:font-size="16pt" fo:language="it" fo:country="IT" fo:font-weight="normal" officeooo:rsid="0008af0a" officeooo:paragraph-rsid="000e5978" style:font-size-asian="14pt" style:font-weight-asian="normal" style:font-size-complex="16pt" style:font-weight-complex="normal"/>
    </style:style>
    <style:style style:name="P27" style:family="paragraph" style:parent-style-name="Standard" style:list-style-name="L2">
      <style:text-properties style:font-name="Ubuntu1" fo:font-size="16pt" fo:language="it" fo:country="IT" fo:font-weight="normal" officeooo:rsid="00090684" officeooo:paragraph-rsid="000e5978" style:font-size-asian="14pt" style:font-weight-asian="normal" style:font-size-complex="16pt" style:font-weight-complex="normal"/>
    </style:style>
    <style:style style:name="P28" style:family="paragraph" style:parent-style-name="Standard" style:list-style-name="L3">
      <style:text-properties style:font-name="Ubuntu1" fo:font-size="16pt" fo:language="it" fo:country="IT" fo:font-weight="normal" officeooo:rsid="000d78f2" officeooo:paragraph-rsid="000e5978" style:font-size-asian="14pt" style:font-weight-asian="normal" style:font-size-complex="16pt" style:font-weight-complex="normal"/>
    </style:style>
    <style:style style:name="P29" style:family="paragraph" style:parent-style-name="Standard" style:list-style-name="L4">
      <style:text-properties style:font-name="Ubuntu1" fo:font-size="16pt" fo:language="it" fo:country="IT" fo:font-weight="normal" officeooo:rsid="000e1181" officeooo:paragraph-rsid="000e5978" style:font-size-asian="14pt" style:font-weight-asian="normal" style:font-size-complex="16pt" style:font-weight-complex="normal"/>
    </style:style>
    <style:style style:name="P30" style:family="paragraph" style:parent-style-name="Standard" style:list-style-name="L3">
      <style:text-properties style:font-name="Ubuntu" fo:font-size="12pt" fo:language="it" fo:country="IT" fo:font-weight="normal" officeooo:rsid="000d78f2" officeooo:paragraph-rsid="000e5978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text-properties style:font-name="Ubuntu" fo:font-size="12pt" fo:language="it" fo:country="IT" fo:font-weight="normal" officeooo:rsid="000e1181" officeooo:paragraph-rsid="000e5978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text-properties style:font-name="Ubuntu" fo:font-size="12pt" fo:language="it" fo:country="IT" fo:font-weight="normal" officeooo:rsid="000e1181" officeooo:paragraph-rsid="000e5978" style:font-size-asian="10.5pt" style:font-weight-asian="normal" style:font-size-complex="12pt" style:font-weight-complex="normal"/>
    </style:style>
    <style:style style:name="P33" style:family="paragraph" style:parent-style-name="Standard" style:list-style-name="L4">
      <style:text-properties officeooo:paragraph-rsid="00128911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6e741" style:font-size-asian="10.5pt" style:font-size-complex="12pt"/>
    </style:style>
    <style:style style:name="T3" style:family="text">
      <style:text-properties fo:font-size="12pt" officeooo:rsid="00070d17" style:font-size-asian="10.5pt" style:font-size-complex="12pt"/>
    </style:style>
    <style:style style:name="T4" style:family="text">
      <style:text-properties fo:font-size="12pt" officeooo:rsid="0008a99c" style:font-size-asian="10.5pt" style:font-size-complex="12pt"/>
    </style:style>
    <style:style style:name="T5" style:family="text">
      <style:text-properties fo:font-size="12pt" officeooo:rsid="0008af0a" style:font-size-asian="10.5pt" style:font-size-complex="12pt"/>
    </style:style>
    <style:style style:name="T6" style:family="text">
      <style:text-properties fo:font-size="12pt" officeooo:rsid="00090684" style:font-size-asian="10.5pt" style:font-size-complex="12pt"/>
    </style:style>
    <style:style style:name="T7" style:family="text">
      <style:text-properties fo:font-size="12pt" officeooo:rsid="000ba252" style:font-size-asian="10.5pt" style:font-size-complex="12pt"/>
    </style:style>
    <style:style style:name="T8" style:family="text">
      <style:text-properties fo:font-size="12pt" officeooo:rsid="000d78f2" style:font-size-asian="10.5pt" style:font-size-complex="12pt"/>
    </style:style>
    <style:style style:name="T9" style:family="text">
      <style:text-properties fo:font-size="12pt" officeooo:rsid="000e1181" style:font-size-asian="10.5pt" style:font-size-complex="12pt"/>
    </style:style>
    <style:style style:name="T10" style:family="text">
      <style:text-properties fo:font-size="12pt" officeooo:rsid="0011947a" style:font-size-asian="10.5pt" style:font-size-complex="12pt"/>
    </style:style>
    <style:style style:name="T11" style:family="text">
      <style:text-properties fo:font-size="12pt" officeooo:rsid="00128911" style:font-size-asian="10.5pt" style:font-size-complex="12pt"/>
    </style:style>
    <style:style style:name="T12" style:family="text">
      <style:text-properties fo:font-size="12pt" officeooo:rsid="001b6e76" style:font-size-asian="10.5pt" style:font-size-complex="12pt"/>
    </style:style>
    <style:style style:name="T13" style:family="text">
      <style:text-properties fo:font-size="12pt" officeooo:rsid="001d2521" style:font-size-asian="10.5pt" style:font-size-complex="12pt"/>
    </style:style>
    <style:style style:name="T14" style:family="text">
      <style:text-properties style:font-name="Ubuntu" fo:font-size="12pt" style:font-size-asian="10.5pt" style:font-size-complex="12pt"/>
    </style:style>
    <style:style style:name="T15" style:family="text">
      <style:text-properties style:font-name="Ubuntu" fo:font-size="12pt" officeooo:rsid="000d78f2" style:font-size-asian="10.5pt" style:font-size-complex="12pt"/>
    </style:style>
    <style:style style:name="T16" style:family="text">
      <style:text-properties style:font-name="Ubuntu" fo:font-size="12pt" officeooo:rsid="000e1181" style:font-size-asian="10.5pt" style:font-size-complex="12pt"/>
    </style:style>
    <style:style style:name="T17" style:family="text">
      <style:text-properties style:font-name="Ubuntu" fo:font-size="12pt" officeooo:rsid="00128911" style:font-size-asian="10.5pt" style:font-size-complex="12pt"/>
    </style:style>
    <style:style style:name="T18" style:family="text">
      <style:text-properties style:font-name="Ubuntu" fo:font-size="12pt" style:font-size-asian="12pt" style:font-size-complex="12pt"/>
    </style:style>
    <style:style style:name="T19" style:family="text">
      <style:text-properties style:font-name="Ubuntu" fo:font-size="12pt" officeooo:rsid="000d78f2" style:font-size-asian="12pt" style:font-size-complex="12pt"/>
    </style:style>
    <style:style style:name="T20" style:family="text">
      <style:text-properties style:font-name="Ubuntu" fo:font-size="12pt" fo:language="it" fo:country="IT" fo:font-weight="normal" officeooo:rsid="000e1181" style:font-size-asian="10.5pt" style:font-weight-asian="normal" style:font-size-complex="12pt" style:font-weight-complex="normal"/>
    </style:style>
    <style:style style:name="T21" style:family="text">
      <style:text-properties style:font-name="Ubuntu" fo:font-size="12pt" fo:language="it" fo:country="IT" fo:font-weight="normal" officeooo:rsid="000d78f2" style:font-size-asian="10.5pt" style:font-weight-asian="normal" style:font-size-complex="12pt" style:font-weight-complex="normal"/>
    </style:style>
    <style:style style:name="T22" style:family="text">
      <style:text-properties style:font-name="Ubuntu" fo:font-size="12pt" fo:language="it" fo:country="IT" fo:font-weight="normal" officeooo:rsid="00128911" style:font-size-asian="10.5pt" style:font-weight-asian="normal" style:font-size-complex="12pt" style:font-weight-complex="normal"/>
    </style:style>
    <style:style style:name="T23" style:family="text">
      <style:text-properties officeooo:rsid="000e5978"/>
    </style:style>
    <style:style style:name="T24" style:family="text">
      <style:text-properties officeooo:rsid="000f673f"/>
    </style:style>
    <style:style style:name="T25" style:family="text">
      <style:text-properties officeooo:rsid="001194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5">Abstract</text:p>
      <text:p text:style-name="P15"/>
      <text:p text:style-name="P13">“*” <text:span text:style-name="T23">è unca compagnia armatrice di navi mercantili che si occupa del trasporto di diverse materie prime per l’industria (prodotti petroliferi,chimici) e <text:s/>container.</text:span></text:p>
      <text:p text:style-name="P14">La flotta della società è composta da diverse tipologie di navi, ognuna delle quali adibita ad un materiale da trasportare.</text:p>
      <text:p text:style-name="P14">Lo scopo della <text:span text:style-name="T24">ba</text:span>se di dati è quello di tenere <text:span text:style-name="T24">uno storico</text:span> di posizione, equipaggio e merce trasportata di ogni nave <text:span text:style-name="T24">per poter compiere operazioni sui dati, quali calcolo di tempistiche di spostamento, cambi di equipaggio e stime sui costi di operazione della flotta.</text:span></text:p>
      <text:p text:style-name="P12"/>
      <text:p text:style-name="P12"/>
      <text:p text:style-name="P12"/>
      <text:p text:style-name="P10">Descrizione dei requisiti</text:p>
      <text:p text:style-name="P1"/>
      <text:p text:style-name="P2">Il progetto si propone di realizzare una base di dati per gestire e raccogliere informazioni</text:p>
      <text:p text:style-name="P6"><text:span text:style-name="T1">riguardanti l’amministrazione di una compagnia armatrice </text:span><text:span text:style-name="T5">di navi mercantili</text:span><text:span text:style-name="T1">, </text:span><text:span text:style-name="T5">la quale e’ interessata a conoscere lo stato e la posizione delle sue navi e la gestione dell’equipaggio</text:span><text:span text:style-name="T1">.</text:span></text:p>
      <text:p text:style-name="P3"/>
      <text:p text:style-name="P6"><text:span text:style-name="T1">L’entit</text:span><text:span text:style-name="T15">à</text:span><text:span text:style-name="T1"> principale che si vuole definire </text:span><text:span text:style-name="T12">è</text:span><text:span text:style-name="T1"> la Nave. </text:span><text:span text:style-name="T10">O</text:span><text:span text:style-name="T1">gni nave </text:span><text:span text:style-name="T12">è</text:span><text:span text:style-name="T1"> caratterizzata da:</text:span></text:p>
      <text:list xml:id="list8607257688803500277" text:style-name="L1">
        <text:list-item>
          <text:p text:style-name="P16">Numero IMO: codice identificativo unico per ogni nave. <text:span text:style-name="T25">V</text:span>iene assegnato al momento della costruzione;</text:p>
        </text:list-item>
        <text:list-item>
          <text:p text:style-name="P16">Nome;</text:p>
        </text:list-item>
        <text:list-item>
          <text:p text:style-name="P22"><text:span text:style-name="T1">Classe: le navi sono, in genere, costruite in una serie di poche unit</text:span><text:span text:style-name="T15">à</text:span><text:span text:style-name="T1"> </text:span><text:span text:style-name="T10">presso</text:span><text:span text:style-name="T1"> uno stesso cantiere navale. </text:span><text:span text:style-name="T10">L</text:span><text:span text:style-name="T1">a classe identifica la serie di appartenenza e la tipologia di nave;</text:span></text:p>
        </text:list-item>
        <text:list-item>
          <text:p text:style-name="P22"><text:span text:style-name="T1">Bandiera: indica la nazionalit</text:span><text:span text:style-name="T15">à</text:span><text:span text:style-name="T1"> della nave;</text:span></text:p>
        </text:list-item>
        <text:list-item>
          <text:p text:style-name="P16">Anno di costruzione;</text:p>
        </text:list-item>
        <text:list-item>
          <text:p text:style-name="P22"><text:span text:style-name="T1">Stato corrente: specifica i</text:span><text:span text:style-name="T10">l</text:span><text:span text:style-name="T1"> pi</text:span><text:span text:style-name="T15">ù</text:span><text:span text:style-name="T1"> recente stato operativo della nave (es: ‘in navigazione’, ‘all’ancora’, ‘ormeggiata’, ecc);</text:span></text:p>
        </text:list-item>
        <text:list-item>
          <text:p text:style-name="P22"><text:span text:style-name="T1">Viaggio corrente: </text:span><text:span text:style-name="T2">il numero di viaggio che sta effettuando la nave;</text:span></text:p>
        </text:list-item>
        <text:list-item>
          <text:p text:style-name="P17">Ultima posizione: l’ultima posizione ricevuta conosciuta;</text:p>
        </text:list-item>
        <text:list-item>
          <text:p text:style-name="P17">Data e ora ultima posizione;</text:p>
        </text:list-item>
        <text:list-item>
          <text:p text:style-name="P23"><text:span text:style-name="T1">Velocit</text:span><text:span text:style-name="T15">à</text:span><text:span text:style-name="T1"> attuale.</text:span></text:p>
        </text:list-item>
      </text:list>
      <text:p text:style-name="P4"/>
      <text:p text:style-name="P4"/>
      <text:p text:style-name="P18">Ogni nave appartiene a una classe che ne identifica la tipologia e le dimensioni.</text:p>
      <text:p text:style-name="P9"><text:span text:style-name="T10">L</text:span><text:span text:style-name="T3">e navi che appartengono a una </text:span><text:span text:style-name="T10">stessa</text:span><text:span text:style-name="T3"> classe sono dette gemelle. D</text:span><text:span text:style-name="T1">ella classe si </text:span><text:span text:style-name="T13">è</text:span><text:span text:style-name="T1"> interessati a definire:</text:span></text:p>
      <text:list xml:id="list1387482137058254478" text:style-name="L2">
        <text:list-item>
          <text:p text:style-name="P24"><text:span text:style-name="T1">Nome: il nome di una classe </text:span><text:span text:style-name="T13">è</text:span><text:span text:style-name="T1"> dato dal nome della prima nave </text:span><text:span text:style-name="T4">di una serie costruit</text:span><text:span text:style-name="T10">a</text:span><text:span text:style-name="T4"> </text:span><text:span text:style-name="T10">da un progetto </text:span><text:span text:style-name="T4">di base</text:span><text:span text:style-name="T1"> </text:span><text:span text:style-name="T10">comune presso</text:span><text:span text:style-name="T1"> un </text:span><text:span text:style-name="T4">determinato</text:span><text:span text:style-name="T1"> cantier</text:span><text:span text:style-name="T4">e;</text:span></text:p>
        </text:list-item>
        <text:list-item>
          <text:p text:style-name="P20">Cantiere di costruzione: nome e nazione del cantiere di costruzione, assieme al nome identificano univocamente una classe;</text:p>
        </text:list-item>
        <text:list-item>
          <text:p text:style-name="P25"><text:span text:style-name="T1">Tipo: indica </text:span><text:span text:style-name="T5">la categoria della nave e </text:span><text:span text:style-name="T10">le </text:span><text:span text:style-name="T11">tipologie</text:span><text:span text:style-name="T5"> di prodotti che pu</text:span><text:span text:style-name="T15">ò</text:span><text:span text:style-name="T5"> trasportare;</text:span></text:p>
        </text:list-item>
        <text:list-item>
          <text:p text:style-name="P21">Dimensioni della nave: lunghezza, altezza e larghezza;</text:p>
        </text:list-item>
        <text:list-item>
          <text:p text:style-name="P27"><text:span text:style-name="T1">Velocit</text:span><text:span text:style-name="T15">à</text:span><text:span text:style-name="T1"> di crociera: indica la velocit</text:span><text:span text:style-name="T15">à</text:span><text:span text:style-name="T1"> </text:span><text:span text:style-name="T11">di operazione </text:span><text:span text:style-name="T1">pi</text:span><text:span text:style-name="T15">ù</text:span><text:span text:style-name="T1"> economica della nave a pieno carico;</text:span></text:p>
        </text:list-item>
        <text:list-item>
          <text:p text:style-name="P27"><text:span text:style-name="T1">Velocit</text:span><text:span text:style-name="T15">à</text:span><text:span text:style-name="T1"> massima</text:span><text:span text:style-name="T7">.<text:tab/><text:tab/><text:tab/></text:span></text:p>
        </text:list-item>
      </text:list>
      <text:p text:style-name="P5"><text:soft-page-break/></text:p>
      <text:p text:style-name="P5"/>
      <text:p text:style-name="P5"/>
      <text:p text:style-name="P8"><text:span text:style-name="T7">L’</text:span><text:span text:style-name="T1">entit</text:span><text:span text:style-name="T15">à</text:span><text:span text:style-name="T1"> </text:span><text:span text:style-name="T8">V</text:span><text:span text:style-name="T1">iaggio </text:span><text:span text:style-name="T8">specifica il trasporto effettuato da una nave con un determinato carico.</text:span></text:p>
      <text:p text:style-name="P8"><text:span text:style-name="T8">Un nuovo viaggio inizia quando viene prelevato il carico </text:span><text:span text:style-name="T9">(corrisponde alla fine del viaggio precedente)</text:span><text:span text:style-name="T8">. </text:span></text:p>
      <text:p text:style-name="P8"><text:span text:style-name="T8">Viaggio </text:span><text:span text:style-name="T15">è caratterizzato da:</text:span></text:p>
      <text:list xml:id="list7401748792046906307" text:style-name="L3">
        <text:list-item>
          <text:p text:style-name="P30">Numero viaggio: un numero che parte va da 0 a N, dove N è il numero totale di viaggi effettuati da una specifica nave;</text:p>
        </text:list-item>
        <text:list-item>
          <text:p text:style-name="P28"><text:span text:style-name="T14">Nave: è l’identificativo della nave che ha effettuato il viaggio. </text:span><text:span text:style-name="T17">A</text:span><text:span text:style-name="T16">ssieme a Numero viaggio identifica univocamente il viaggio;</text:span></text:p>
        </text:list-item>
        <text:list-item>
          <text:p text:style-name="P30">Tipo di carico;</text:p>
        </text:list-item>
        <text:list-item>
          <text:p text:style-name="P30">Equipaggio: identifica l’equipaggio che ha effettuato il viaggio;</text:p>
        </text:list-item>
        <text:list-item>
          <text:p text:style-name="P28"><text:span text:style-name="T14">Porto di partenza: il porto </text:span><text:span text:style-name="T16">in cui</text:span><text:span text:style-name="T14"> è stato prelevato il carico;</text:span></text:p>
        </text:list-item>
        <text:list-item>
          <text:p text:style-name="P28"><text:span text:style-name="T14">Porto di </text:span><text:span text:style-name="T16">destinazione: porto dove dovr</text:span><text:span text:style-name="T14">à </text:span><text:span text:style-name="T16">essere consegnato il carico</text:span><text:span text:style-name="T14">;</text:span></text:p>
        </text:list-item>
        <text:list-item>
          <text:p text:style-name="P31">Data di inizio viaggio;</text:p>
        </text:list-item>
        <text:list-item>
          <text:p text:style-name="P28"><text:span text:style-name="T16">Data di fine viaggio.<text:tab/></text:span><text:span text:style-name="T14"><text:tab/></text:span><text:span text:style-name="T18"> </text:span></text:p>
        </text:list-item>
      </text:list>
      <text:p text:style-name="P11"/>
      <text:p text:style-name="P11"/>
      <text:p text:style-name="P7"><text:span text:style-name="T14">Personale </text:span><text:span text:style-name="T15">è </text:span><text:span text:style-name="T14">la raccolta di tutti i dipendenti della compagnia.</text:span></text:p>
      <text:p text:style-name="P7"><text:span text:style-name="T14">L’entit</text:span><text:span text:style-name="T15">à </text:span><text:span text:style-name="T14">si modella in:</text:span></text:p>
      <text:list xml:id="list7600517961230027814" text:style-name="L4">
        <text:list-item>
          <text:p text:style-name="P33"><text:span text:style-name="T20">Matricola: codice alfanumerico identificativo univoco di ogni marittimo. </text:span><text:span text:style-name="T15">É</text:span><text:span text:style-name="T21"> </text:span><text:span text:style-name="T22">il numero d’</text:span><text:span text:style-name="T20">iscrizione alle matricole della capitaneria di porto;</text:span></text:p>
        </text:list-item>
        <text:list-item>
          <text:p text:style-name="P32">Nome;</text:p>
        </text:list-item>
        <text:list-item>
          <text:p text:style-name="P32">Cognome;</text:p>
        </text:list-item>
        <text:list-item>
          <text:p text:style-name="P32">Data di nascita;</text:p>
        </text:list-item>
        <text:list-item>
          <text:p text:style-name="P29"><text:span text:style-name="T14">Stipendio.</text:span></text:p>
        </text:list-item>
      </text:list>
      <text:p text:style-name="P7"><text:span text:style-name="T14">L’entit</text:span><text:span text:style-name="T15">à </text:span><text:span text:style-name="T14">Personale</text:span><text:span text:style-name="T15"> è </text:span><text:span text:style-name="T14">suddivisa in sottocategorie, quali: Ufficiale, Tecnico, Marinaio e Cuoco. </text:span></text:p>
      <text:p text:style-name="P7"><text:span text:style-name="T14">Ufficiale </text:span><text:span text:style-name="T19">è </text:span><text:span text:style-name="T18">composto da Matricola, Titolo (indica il grado), Data conseguimento titolo;</text:span></text:p>
      <text:p text:style-name="P7"><text:span text:style-name="T18">Tecnico si suddivide Matricola e Qualifica (pu</text:span><text:span text:style-name="T19">ò </text:span><text:span text:style-name="T18">essere Operaio o Elettricista);</text:span></text:p>
      <text:p text:style-name="P7"><text:span text:style-name="T18">Marinaio ha come attributi Matricola e Grado (un marinaio pu</text:span><text:span text:style-name="T19">ò </text:span><text:span text:style-name="T18">essere Nostromo, Marinaio scelto o Mozzo);</text:span></text:p>
      <text:p text:style-name="P13">Infine Cuoco ha Matricola <text:s/>e Qualifica (Cuoco e Aiuto cuoco).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8:14:51.639210461</meta:creation-date>
    <meta:generator>LibreOffice/5.1.2.2$Linux_X86_64 LibreOffice_project/10m0$Build-2</meta:generator>
    <dc:date>2016-05-21T16:56:43.999777998</dc:date>
    <meta:editing-duration>PT6H36M35S</meta:editing-duration>
    <meta:editing-cycles>10</meta:editing-cycles>
    <meta:document-statistic meta:table-count="0" meta:image-count="0" meta:object-count="0" meta:page-count="2" meta:paragraph-count="49" meta:word-count="598" meta:character-count="3729" meta:non-whitespace-character-count="3199"/>
  </office:meta>
</office:document-meta>
</file>